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863c" officeooo:paragraph-rsid="0003863c"/>
    </style:style>
    <style:style style:name="P2" style:family="paragraph" style:parent-style-name="Text_20_body">
      <style:text-properties officeooo:rsid="0003863c" officeooo:paragraph-rsid="0003863c"/>
    </style:style>
    <style:style style:name="P3" style:family="paragraph" style:parent-style-name="Text_20_body">
      <style:text-properties style:font-name="Noto Mono"/>
    </style:style>
    <style:style style:name="P4" style:family="paragraph" style:parent-style-name="Text_20_body">
      <style:text-properties style:font-name="Liberation Sans"/>
    </style:style>
    <style:style style:name="P5" style:family="paragraph" style:parent-style-name="Text_20_body">
      <style:paragraph-properties fo:padding="0.049cm" fo:border="0.06pt solid #000000"/>
    </style:style>
    <style:style style:name="P6" style:family="paragraph" style:parent-style-name="Text_20_body">
      <style:paragraph-properties fo:padding="0.049cm" fo:border="0.06pt solid #000000"/>
      <style:text-properties style:font-name="Noto Mono"/>
    </style:style>
    <style:style style:name="P7" style:family="paragraph" style:parent-style-name="Text_20_body">
      <style:paragraph-properties fo:padding="0.049cm" fo:border="0.06pt solid #000000"/>
      <style:text-properties style:font-name="Liberation Sans"/>
    </style:style>
    <style:style style:name="P8" style:family="paragraph" style:parent-style-name="Footer">
      <style:text-properties officeooo:rsid="0006a225" officeooo:paragraph-rsid="0006a225"/>
    </style:style>
    <style:style style:name="P9" style:family="paragraph" style:parent-style-name="Heading_20_1">
      <style:paragraph-properties fo:text-align="center" style:justify-single-word="false"/>
    </style:style>
    <style:style style:name="P10" style:family="paragraph" style:parent-style-name="Heading_20_2" style:list-style-name=""/>
    <style:style style:name="P11" style:family="paragraph" style:parent-style-name="Heading_20_2">
      <style:paragraph-properties fo:break-before="page"/>
    </style:style>
    <style:style style:name="P12" style:family="paragraph" style:parent-style-name="Heading_20_3">
      <style:text-properties style:font-name="Liberation Sans" fo:font-size="14pt" style:font-size-asian="14pt" style:font-size-complex="14pt"/>
    </style:style>
    <style:style style:name="P13" style:family="paragraph" style:parent-style-name="Heading_20_4"/>
    <style:style style:name="P14" style:family="paragraph" style:parent-style-name="Text_20_body">
      <style:text-properties style:font-name="Liberation Sans"/>
    </style:style>
    <style:style style:name="P15" style:family="paragraph" style:parent-style-name="Text_20_body">
      <style:text-properties style:font-name="Liberation Sans" fo:font-size="12pt" style:font-size-asian="12pt" style:font-size-complex="12pt"/>
    </style:style>
    <style:style style:name="P16" style:family="paragraph" style:parent-style-name="Text_20_body">
      <style:text-properties style:font-name="Liberation Sans" fo:font-size="12pt" officeooo:paragraph-rsid="0006a225" style:font-size-asian="12pt" style:font-size-complex="12pt"/>
    </style:style>
    <style:style style:name="P17" style:family="paragraph" style:parent-style-name="Text_20_body">
      <style:text-properties style:font-name="Liberation Sans" fo:font-size="12pt" officeooo:paragraph-rsid="00088ec6" style:font-size-asian="12pt" style:font-size-complex="12pt"/>
    </style:style>
    <style:style style:name="P18" style:family="paragraph" style:parent-style-name="Text_20_body">
      <style:text-properties style:font-name="Noto Mono" fo:font-size="12pt" officeooo:paragraph-rsid="0006a225" style:font-size-asian="12pt" style:font-size-complex="12pt"/>
    </style:style>
    <style:style style:name="P19" style:family="paragraph" style:parent-style-name="Text_20_body">
      <style:text-properties style:font-name="Noto Mono" fo:font-size="12pt" officeooo:paragraph-rsid="00088ec6" style:font-size-asian="12pt" style:font-size-complex="12pt"/>
    </style:style>
    <style:style style:name="P20" style:family="paragraph" style:parent-style-name="Text_20_body">
      <style:text-properties officeooo:paragraph-rsid="000c293c"/>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font-size="12pt" officeooo:paragraph-rsid="000c293c" style:font-size-asian="12pt" style:font-size-complex="12pt"/>
    </style:style>
    <style:style style:name="P23" style:family="paragraph" style:parent-style-name="Text_20_body">
      <style:text-properties fo:font-size="12pt" officeooo:paragraph-rsid="000ce875" style:font-size-asian="12pt" style:font-size-complex="12pt"/>
    </style:style>
    <style:style style:name="P24" style:family="paragraph" style:parent-style-name="Text_20_body">
      <style:paragraph-properties fo:padding="0.049cm" fo:border="0.06pt solid #000000"/>
    </style:style>
    <style:style style:name="P25" style:family="paragraph" style:parent-style-name="Text_20_body">
      <style:paragraph-properties fo:padding="0.049cm" fo:border="0.06pt solid #000000"/>
      <style:text-properties style:font-name="Noto Mono" fo:font-size="12pt" officeooo:paragraph-rsid="0006a225" style:font-size-asian="12pt" style:font-size-complex="12pt"/>
    </style:style>
    <style:style style:name="P26" style:family="paragraph" style:parent-style-name="Text_20_body">
      <style:paragraph-properties fo:padding="0.049cm" fo:border="0.06pt solid #000000"/>
      <style:text-properties officeooo:paragraph-rsid="000c293c"/>
    </style:style>
    <style:style style:name="P27" style:family="paragraph" style:parent-style-name="Text_20_body">
      <style:paragraph-properties fo:padding="0.049cm" fo:border="0.06pt solid #000000"/>
      <style:text-properties fo:font-size="12pt" officeooo:paragraph-rsid="000ce875" style:font-size-asian="12pt" style:font-size-complex="12pt"/>
    </style:style>
    <style:style style:name="P28" style:family="paragraph" style:parent-style-name="Text_20_body">
      <style:paragraph-properties fo:margin-top="0cm" fo:margin-bottom="0.046cm" loext:contextual-spacing="false"/>
      <style:text-properties officeooo:paragraph-rsid="000a2efb"/>
    </style:style>
    <style:style style:name="P29" style:family="paragraph" style:parent-style-name="Text_20_body">
      <style:paragraph-properties fo:margin-top="0cm" fo:margin-bottom="0.046cm" loext:contextual-spacing="false"/>
      <style:text-properties style:font-name="sans-serif" fo:font-size="17.25pt" officeooo:paragraph-rsid="000a2efb"/>
    </style:style>
    <style:style style:name="P30" style:family="paragraph" style:parent-style-name="Text_20_body">
      <style:paragraph-properties fo:margin-top="0cm" fo:margin-bottom="0.046cm" loext:contextual-spacing="false"/>
      <style:text-properties style:font-name="Liberation Sans" fo:font-size="12pt" officeooo:paragraph-rsid="000a2efb" style:font-size-asian="12pt" style:font-size-complex="12pt"/>
    </style:style>
    <style:style style:name="P31" style:family="paragraph" style:parent-style-name="Text_20_body">
      <style:paragraph-properties fo:margin-top="0cm" fo:margin-bottom="0.046cm" loext:contextual-spacing="false"/>
      <style:text-properties fo:font-size="12pt" officeooo:paragraph-rsid="000a2efb" style:font-size-asian="12pt" style:font-size-complex="12pt"/>
    </style:style>
    <style:style style:name="P32" style:family="paragraph" style:parent-style-name="Text_20_body">
      <style:paragraph-properties fo:margin-top="0cm" fo:margin-bottom="0.046cm" loext:contextual-spacing="false" fo:padding="0.049cm" fo:border="0.06pt solid #000000"/>
      <style:text-properties style:font-name="Noto Mono" officeooo:paragraph-rsid="000a2efb"/>
    </style:style>
    <style:style style:name="P33" style:family="paragraph" style:parent-style-name="Text_20_body">
      <style:paragraph-properties fo:margin-top="0cm" fo:margin-bottom="0.046cm" loext:contextual-spacing="false" fo:padding="0.049cm" fo:border="0.06pt solid #000000"/>
      <style:text-properties officeooo:paragraph-rsid="000a2efb"/>
    </style:style>
    <style:style style:name="P34" style:family="paragraph" style:parent-style-name="Text_20_body">
      <style:paragraph-properties fo:margin-top="0cm" fo:margin-bottom="0.046cm" loext:contextual-spacing="false" fo:padding="0.049cm" fo:border="0.06pt solid #000000"/>
      <style:text-properties officeooo:paragraph-rsid="000c293c"/>
    </style:style>
    <style:style style:name="P35" style:family="paragraph" style:parent-style-name="Text_20_body">
      <style:paragraph-properties fo:margin-top="0.101cm" fo:margin-bottom="0.347cm" loext:contextual-spacing="false"/>
      <style:text-properties style:font-name="Liberation San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officeooo:rsid="00066dc8"/>
    </style:style>
    <style:style style:name="T5" style:family="text">
      <style:text-properties style:font-name="sans-serif"/>
    </style:style>
    <style:style style:name="T6" style:family="text">
      <style:text-properties style:font-name="sans-serif" fo:font-size="13.5pt"/>
    </style:style>
    <style:style style:name="T7" style:family="text">
      <style:text-properties style:font-name="sans-serif" fo:font-size="13.5pt" officeooo:rsid="000a2efb"/>
    </style:style>
    <style:style style:name="T8" style:family="text">
      <style:text-properties style:font-name="sans-serif" fo:font-size="14.25pt"/>
    </style:style>
    <style:style style:name="T9" style:family="text">
      <style:text-properties style:font-name="sans-serif" fo:font-size="17.25pt"/>
    </style:style>
    <style:style style:name="T10" style:family="text">
      <style:text-properties style:font-name="sans-serif" officeooo:rsid="000c293c"/>
    </style:style>
    <style:style style:name="T11" style:family="text">
      <style:text-properties style:font-name="sans-serif" fo:font-weight="bold" officeooo:rsid="000c293c" style:font-weight-asian="bold" style:font-weight-complex="bold"/>
    </style:style>
    <style:style style:name="T12" style:family="text">
      <style:text-properties fo:font-size="13.5pt"/>
    </style:style>
    <style:style style:name="T13" style:family="text">
      <style:text-properties style:font-name="monospace"/>
    </style:style>
    <style:style style:name="T14" style:family="text">
      <style:text-properties style:font-name="monospace" fo:font-size="13.5pt"/>
    </style:style>
    <style:style style:name="T15" style:family="text">
      <style:text-properties style:font-name="monospace" fo:font-size="13.5pt" fo:font-weight="bold" style:font-weight-asian="bold" style:font-weight-complex="bold"/>
    </style:style>
    <style:style style:name="T16" style:family="text">
      <style:text-properties style:font-name="monospace" fo:font-size="12pt"/>
    </style:style>
    <style:style style:name="T17" style:family="text">
      <style:text-properties style:font-name="monospace" fo:font-size="12pt" officeooo:rsid="000c293c"/>
    </style:style>
    <style:style style:name="T18" style:family="text">
      <style:text-properties style:font-name="monospace" fo:font-weight="bold" style:font-weight-asian="bold" style:font-weight-complex="bold"/>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2pt"/>
    </style:style>
    <style:style style:name="T21" style:family="text">
      <style:text-properties fo:font-size="12pt" officeooo:rsid="000c293c"/>
    </style:style>
    <style:style style:name="T22" style:family="text">
      <style:text-properties officeooo:rsid="0006a225"/>
    </style:style>
    <style:style style:name="T23" style:family="text">
      <style:text-properties officeooo:rsid="00088ec6"/>
    </style:style>
    <style:style style:name="T24" style:family="text">
      <style:text-properties officeooo:rsid="0009641d"/>
    </style:style>
    <style:style style:name="T25" style:family="text">
      <style:text-properties fo:font-size="14.25pt"/>
    </style:style>
    <style:style style:name="T26" style:family="text">
      <style:text-properties officeooo:rsid="000c29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Le filtres simples</text:h>
      <text:p text:style-name="P1"/>
      <text:h text:style-name="Heading_20_2" text:outline-level="2">Introduction</text:h>
      <text:p text:style-name="P1"/>
      <text:p text:style-name="P1">Dans les systèmes de type Unix, tout est considéré comme fichier. Il y a plusieurs types de fichier mais ceux qui nous intéressent, ce sont les fichiers contenant du texte ou à partir desquels on peut</text:p>
      <text:p text:style-name="P1">extraire du texte. Nous nous intéressons aussi aux sorties d’une commande qui produit du texte.</text:p>
      <text:p text:style-name="P1"/>
      <text:p text:style-name="P1">Quand on traite des fichiers, toutes les informations ne sont pas toujours pertinentes à tout moment.</text:p>
      <text:p text:style-name="P1">Il est donc important de pouvoir isoler les informations pertinentes, ou d’être en mesure d’organiser</text:p>
      <text:p text:style-name="P1">le fichier d’une manière plus accessible, ou encore d’être capable d’obtenir des informations liées au contenu du fichier. Supposons que vous ayez un fichier de plusieurs centaines de milliers de lignes, en extraire une information pertinente peut s’avérer complexe. Des commandes du shell permettent de faire ce travail simplement et rapidement. Cette activité s’intéresse à ces commandes-là. Nous allons en effet voir ici comment extraire des informations des fichiers textes, et nous allons pour cela utiliser des filtres simples.</text:p>
      <text:p text:style-name="P1">Un filtre est un moyen, comme son nom l’indique, de simplifier, séparer, épurer ou clarifier un flux de données. Un flux de données est souvent un texte ou une chaîne de caractères.</text:p>
      <text:p text:style-name="P1"/>
      <text:h text:style-name="Heading_20_2" text:outline-level="2">Découpage d’un fichier</text:h>
      <text:p text:style-name="Text_20_body"/>
      <text:p text:style-name="Text_20_body">Comme nous l’avons <text:span text:style-name="T4">déjà </text:span>vu, les commandes <text:span text:style-name="T3">head</text:span> et <text:span text:style-name="T3">tail</text:span> permettent de n’afficher que les premières ou dernières lignes d’un fichier ou de l’entrée standard. Les syntaxes des deux commandes sont les suivantes :</text:p>
      <text:p text:style-name="P5">$ head [options] &lt;fichier&gt;</text:p>
      <text:p text:style-name="P5">$ tail [options] &lt;fichier&gt;</text:p>
      <text:p text:style-name="P2">exemple les 15 premières lignes du fichier syslog</text:p>
      <text:p text:style-name="P5">$ head -n 15 /var/log/syslog</text:p>
      <text:p text:style-name="Text_20_body"/>
      <text:p text:style-name="Text_20_body">L’utilisation d’une commande en tant que filtre se fait le plus souvent de la manière suivante (pour le même résultat) :</text:p>
      <text:p text:style-name="P5">$ cat /var/log/syslog | head -n 15</text:p>
      <text:p text:style-name="Text_20_body">De façon similaire, la commande suivante affiche les 15 dernières lignes du fichier <text:span text:style-name="T1">/var/log/syslog</text:span> :</text:p>
      <text:p text:style-name="P5">$ cat /var/log/syslog | tail -n 15</text:p>
      <text:p text:style-name="Text_20_body"/>
      <text:h text:style-name="P11" text:outline-level="2">Modification de l’affichage d’un fichier à l’écran</text:h>
      <text:p text:style-name="Text_20_body"/>
      <text:p text:style-name="Text_20_body">La commande <text:span text:style-name="T2">sort</text:span> permet d’afficher la sortie standard ou le contenu d’un fichier en triant les lignes. On peut choisir les colonnes qui seront les clefs du tri. Cette commande ne supprime pas d’information : en sortie toutes les colonnes seront présentes et le contenu de chaque ligne sera inchangé.</text:p>
      <text:p text:style-name="Text_20_body">Utilisée sans option, la commande <text:span text:style-name="T2">sort</text:span> trie le fichier donné en argument dans l’ordre alphabétique.</text:p>
      <text:p text:style-name="Text_20_body">Prenons comme exemple le fichier suivant nommé tri.txt :</text:p>
      <text:p text:style-name="P6">$ cat tri.txt</text:p>
      <text:p text:style-name="P6">21 Béatrice 1 AA</text:p>
      <text:p text:style-name="P6">3 Belle 2 BB</text:p>
      <text:p text:style-name="P6">11 Alice 2 CC</text:p>
      <text:p text:style-name="P3"/>
      <text:p text:style-name="P6">$ sort tri.txt</text:p>
      <text:p text:style-name="P6">11 Alice 2 CC</text:p>
      <text:p text:style-name="P6">21 Béatrice 1 AA</text:p>
      <text:p text:style-name="P6">3 Belle 2 BB</text:p>
      <text:p text:style-name="Text_20_body"/>
      <text:p text:style-name="Text_20_body">Notons ici que la commande précédente pourrait s’écrire : <text:span text:style-name="T1">cat tri.txt | sort.</text:span> <text:line-break/>Le tri réalisé ci-dessus se fait par ordre alphabétique. Comme vous le savez, dans l’ordre alphabétique 1 et 2 sont avant 3, c’est pourquoi ici la ligne qui commence par 3 se retrouve en dernière position. Pour changer ça et effectuer un tri numérique il faut utiliser l’option <text:span text:style-name="T2">-n</text:span>.</text:p>
      <text:p text:style-name="P6">$ cat tri.txt | sort -n</text:p>
      <text:p text:style-name="P6">3 Belle 2 BB</text:p>
      <text:p text:style-name="P6">11 Alice 2 CC</text:p>
      <text:p text:style-name="P6">21 Béatrice 1 AA</text:p>
      <text:p text:style-name="P3"/>
      <text:p text:style-name="P4">On peut aussi trier par ordre alphabétique sur la deuxième colonne, qui dans notre exemple correspond à la colonne des prénoms. Dans la commande sort on spécifie le numéro de la colonne avec l’option <text:span text:style-name="T2">-k</text:span>.</text:p>
      <text:p text:style-name="P4"/>
      <text:p text:style-name="P4"/>
      <text:p text:style-name="P4"><text:soft-page-break/></text:p>
      <text:p text:style-name="P4"/>
      <text:p text:style-name="P4"/>
      <text:p text:style-name="P7">$ cat tri.txt | sort -k 2</text:p>
      <text:p text:style-name="P7">11 Alice 2 CC</text:p>
      <text:p text:style-name="P7">3 Belle 2 BB</text:p>
      <text:p text:style-name="P7">21 Béatrice 1 AA</text:p>
      <text:p text:style-name="P4"/>
      <text:p text:style-name="P4">L’ordre des deux dernières lignes s’explique par le fait que dans l’ordre alphabétique de l’ordinateur e est avant é. On peut combiner les options -n et -k si on veut trier sur la troisième colonne de manière numérique.</text:p>
      <text:p text:style-name="P7">$ cat tri.txt | sort -nk 3</text:p>
      <text:p text:style-name="P7">21 Béatrice 1 AA</text:p>
      <text:p text:style-name="P7">11 Alice 2 CC</text:p>
      <text:p text:style-name="P7">3 Belle 2 BB</text:p>
      <text:p text:style-name="P15">Les autres options usuelles de la commande <text:span text:style-name="T2">sort</text:span> sont <text:span text:style-name="T2">-t</text:span> pour changer le séparateur de colonne, et <text:span text:style-name="T2">-r</text:span> pour inverser l’ordre. Pour plus d’options, vous pouvez consulter la page de manuel de sort.</text:p>
      <text:p text:style-name="P15"/>
      <text:h text:style-name="P10" text:outline-level="2"/>
      <text:h text:style-name="P11" text:outline-level="2"><text:span text:style-name="T4">E</text:span>xtraction d’information</text:h>
      <text:p text:style-name="P15"/>
      <text:p text:style-name="P15">La commande <text:span text:style-name="T2">cut</text:span> permet d’extraire des colonnes d’un fichier. Par exemple la commande <text:span text:style-name="T3">cut -c1-2 tri.txt</text:span> extrait les deux premiers caractères du fichier tri.txt, <text:line-break/>alors que <text:line-break/><text:span text:style-name="T19">cut -f2,5 tri.txt</text:span> extrait les seconde et cinquième colonne. <text:line-break/>Faites attention au fait que le séparateur par défaut est la tabulation,ce qui est différent du caractère espace. Le séparateur peut être modifié avec l’utilisation de l’option <text:span text:style-name="T3">-d</text:span>.</text:p>
      <text:p text:style-name="P16">Considérons le fichierextr.txt suivant : </text:p>
      <text:p text:style-name="P25">$ cat extr.txt<text:line-break/>11 Alice 2 ; CC<text:line-break/>21 Béatrice 1 ; AA<text:line-break/>3 Belle 2 ; BB:</text:p>
      <text:p text:style-name="P18"/>
      <text:p text:style-name="P16">Pour extraire la deuxième colonne contenant les prénoms, on utilise la commande suivante. Attention, il faut redéfinir le séparateur de colonne pour que ce soit une espace et non une tabulation avec l’option <text:span text:style-name="T3">-d " "</text:span>. L’option <text:span text:style-name="T3">-f 2</text:span> permet de sélectionner la seconde colonne.</text:p>
      <text:p text:style-name="P25">$ cut -d " " -f 2 extr.txt</text:p>
      <text:p text:style-name="P25">Alice</text:p>
      <text:p text:style-name="P25">Béatrice</text:p>
      <text:p text:style-name="P25">Belle</text:p>
      <text:p text:style-name="P16">Notez à nouveau que la commande précédente, comme toutes les commandes de filtres, peut aussi s’écrire :</text:p>
      <text:p text:style-name="P16">cat extr.txt | cut -d " " -f 2</text:p>
      <text:p text:style-name="P16"><text:span text:style-name="T22">P</text:span>our extraire les deuxième et cinquième colonnes on utilise la commande suivante :</text:p>
      <text:p text:style-name="P25">$ cat extr.txt | cut -d " " -f 2,5</text:p>
      <text:p text:style-name="P25">Alice CC</text:p>
      <text:p text:style-name="P25">Béatrice AA</text:p>
      <text:p text:style-name="P25">Belle BB</text:p>
      <text:p text:style-name="P16">Pour extraire les trois premières colonnes, on peut utiliser la commande précédente en y listant toutes les colonnes ou, dans le cas de notre fichier, changer le séparateur en ";" et extraire la première colonne en fonction de ce séparateur.</text:p>
      <text:p text:style-name="P16"><text:span text:style-name="T13"/></text:p>
      <text:p text:style-name="P19"><text:soft-page-break/>$cat extr.txt | cut -d ";" -f 1</text:p>
      <text:p text:style-name="P19">11 Alice 2</text:p>
      <text:p text:style-name="P19">21 Béatrice 1</text:p>
      <text:p text:style-name="P19">3 Belle 2</text:p>
      <text:p text:style-name="P19"><text:span text:style-name="T13"/></text:p>
      <text:p text:style-name="P17"><text:span text:style-name="T23">I</text:span>l est aussi possible de spécifier un ensemble de colonnes. Par exemple, </text:p>
      <text:p text:style-name="P17">avec l’option <text:span text:style-name="T3">-f 1-3</text:span>, on peut extraire les colonnes 1 à 3 (soit les colonnes 1,2 et 3). On peut combiner la sélection des colonnes avec l’écriture</text:p>
      <text:p text:style-name="P17"><text:span text:style-name="T3">-f 1-3,5,7</text:span> qui sélectionnera les colonnes 1,2,3,5,7. Pour sélectionner la colonne 3 et toutes celles qui la suivent on peut utiliser l’écriture <text:span text:style-name="T3">-f 3-</text:span>.</text:p>
      <text:h text:style-name="Heading_20_2" text:outline-level="2">Assemblage</text:h>
      <text:h text:style-name="Heading_20_4" text:outline-level="4">La commande cat</text:h>
      <text:p text:style-name="P15">La commande <text:span text:style-name="T3">cat</text:span> a <text:span text:style-name="T24">déjà </text:span>été vue. Elle permet de concaténer plusieurs fichiers les uns à la suite des autres. Les fichiers concaténés par la commande cat sont affichés sur la sortie standard. Supposons que nous ayons deux fichiers low.txt et high.txt. Le contenu de chaque fichier est le suivant :</text:p>
      <text:p text:style-name="P28"><text:span text:style-name="T16">$cat low.txt</text:span></text:p>
      <text:p text:style-name="P28"><text:span text:style-name="T16">1</text:span></text:p>
      <text:p text:style-name="P28"><text:span text:style-name="T16">2</text:span></text:p>
      <text:p text:style-name="P28"><text:span text:style-name="T16">3</text:span></text:p>
      <text:p text:style-name="P28"><text:span text:style-name="T16">$cat high.txt</text:span></text:p>
      <text:p text:style-name="P28"><text:span text:style-name="T16">4</text:span></text:p>
      <text:p text:style-name="P28"><text:span text:style-name="T16">5</text:span></text:p>
      <text:p text:style-name="P28"><text:span text:style-name="T16">6</text:span></text:p>
      <text:p text:style-name="P28"><text:span text:style-name="T16"/></text:p>
      <text:p text:style-name="P28"><text:span text:style-name="T16">$cat low.txt high.txt</text:span></text:p>
      <text:p text:style-name="P28"><text:span text:style-name="T16">1</text:span></text:p>
      <text:p text:style-name="P28"><text:span text:style-name="T16">2</text:span></text:p>
      <text:p text:style-name="P28"><text:span text:style-name="T16">3</text:span></text:p>
      <text:p text:style-name="P28"><text:span text:style-name="T16">4</text:span></text:p>
      <text:p text:style-name="P28"><text:span text:style-name="T16">5</text:span></text:p>
      <text:p text:style-name="P28"><text:span text:style-name="T16">6</text:span></text:p>
      <text:p text:style-name="P28"><text:span text:style-name="T16"/></text:p>
      <text:p text:style-name="P28"><text:span text:style-name="T16"/></text:p>
      <text:p text:style-name="P29"><text:span text:style-name="T16"/></text:p>
      <text:h text:style-name="P11" text:outline-level="2">Modification du contenu</text:h>
      <text:p text:style-name="Text_20_body"/>
      <text:p text:style-name="P35">Aucune des commandes précédentes ne supprime ni ne modifie une information spécifique. Dans cette section nous allons voir deux commandes simples permettant de modifier le contenu d’un fichier ou de l’entrée standard.</text:p>
      <text:h text:style-name="Heading_20_3" text:outline-level="3"><text:span text:style-name="T7">l</text:span><text:span text:style-name="T8">a commande uniq</text:span></text:h>
      <text:p text:style-name="P15">La commande <text:span text:style-name="T3">uniq</text:span> permet de supprimer des lignes adjacentes identiques dans un fichier. Supposons que nous ayons le fichier suivant, appelé double.txt:</text:p>
      <text:p text:style-name="P32"><text:span text:style-name="T20">$catdouble.txt</text:span></text:p>
      <text:p text:style-name="P32"><text:span text:style-name="T20">AAAA</text:span></text:p>
      <text:p text:style-name="P32"><text:span text:style-name="T20">AAAA</text:span></text:p>
      <text:p text:style-name="P32"><text:span text:style-name="T20">BBBB</text:span></text:p>
      <text:p text:style-name="P32"><text:span text:style-name="T20">CCCC</text:span></text:p>
      <text:p text:style-name="P32"><text:span text:style-name="T20">CCCC</text:span></text:p>
      <text:p text:style-name="P32"><text:span text:style-name="T20">DDDD</text:span></text:p>
      <text:p text:style-name="P32"><text:span text:style-name="T20">AAAA</text:span></text:p>
      <text:p text:style-name="P28"><text:span text:style-name="T16"/></text:p>
      <text:p text:style-name="P30">Le résultat de la commande <text:span text:style-name="T3">uniq</text:span> sur ce fichier sera le suivant :</text:p>
      <text:p text:style-name="P33"><text:span text:style-name="T16">$ uniq double.txt</text:span></text:p>
      <text:p text:style-name="P33"><text:span text:style-name="T16">AAAA</text:span></text:p>
      <text:p text:style-name="P33"><text:span text:style-name="T16">BBBB</text:span></text:p>
      <text:p text:style-name="P33"><text:span text:style-name="T16">CCCC</text:span></text:p>
      <text:p text:style-name="P33"><text:span text:style-name="T16">DDDD</text:span></text:p>
      <text:p text:style-name="P33"><text:span text:style-name="T16">AAAA</text:span></text:p>
      <text:p text:style-name="P28"><text:span text:style-name="T16"/></text:p>
      <text:p text:style-name="P31"><text:span text:style-name="T5">Les options les plus communes de la commande </text:span><text:span text:style-name="T18">uniq</text:span><text:span text:style-name="T13"> </text:span><text:span text:style-name="T5">sont</text:span><text:span text:style-name="T18">-d</text:span><text:span text:style-name="T5">, qui affichera seulement les lignes ayant des doublons adjacents, et</text:span><text:span text:style-name="T18">-u</text:span><text:span text:style-name="T5">, qui affichera seulement les lignes n’ayant pas de doublons adjacents.<text:line-break/></text:span></text:p>
      <text:p text:style-name="P33"><text:span text:style-name="T16">$ uniq -d double.txt</text:span></text:p>
      <text:p text:style-name="P33"><text:span text:style-name="T16">AAAA</text:span></text:p>
      <text:p text:style-name="P33"><text:span text:style-name="T16">CCCC</text:span></text:p>
      <text:p text:style-name="P28"><text:span text:style-name="T16"/></text:p>
      <text:p text:style-name="P28"><text:span text:style-name="T16">$ uniq -u double.txt</text:span></text:p>
      <text:p text:style-name="P28"><text:span text:style-name="T16">BBBB</text:span></text:p>
      <text:p text:style-name="P28"><text:span text:style-name="T16">DDDD</text:span></text:p>
      <text:p text:style-name="P28"><text:span text:style-name="T16">AAAA</text:span></text:p>
      <text:h text:style-name="P12" text:outline-level="3"><text:soft-page-break/><text:span text:style-name="T26">L</text:span>a commande tr</text:h>
      <text:p text:style-name="P22"><text:span text:style-name="T5">La commande </text:span><text:span text:style-name="T13">tr </text:span><text:span text:style-name="T5">(translate) remplace une liste de caractères par une autre. Supposons que l’on souhaite changer les majuscules en minuscules en utilisant la commande </text:span><text:span text:style-name="T13">tr</text:span><text:span text:style-name="T5">. Nous avons le fichier</text:span><text:span text:style-name="T13">slogan.txt </text:span><text:span text:style-name="T5">suivant :</text:span></text:p>
      <text:p text:style-name="P26"><text:span text:style-name="T16">$cat slogan.txt<text:line-break/>Live free or Die UNIX</text:span></text:p>
      <text:p text:style-name="P22"><text:span text:style-name="T5">Pour changer toutes les majuscules en minuscules, on utilise :</text:span></text:p>
      <text:p text:style-name="P34"><text:span text:style-name="T16">$ tr "[A-Z]" "[a-z]" &lt; slogan.txt</text:span></text:p>
      <text:p text:style-name="P34"><text:span text:style-name="T16">live free or die unix</text:span></text:p>
      <text:p text:style-name="P20"><text:span text:style-name="T6"/></text:p>
      <text:p text:style-name="P22"><text:span text:style-name="T5">Dans cette commande, </text:span><text:span text:style-name="T18">"[A-Z]" </text:span><text:span text:style-name="T5">correspond à toutes les lettres majuscules et </text:span><text:span text:style-name="T18">"[a-z]"</text:span><text:span text:style-name="T13"> </text:span><text:span text:style-name="T5">correspond à toutes les lettres minuscules. Dans ce cas "A" sera remplacé par "a", "B" par "b" etc.</text:span></text:p>
      <text:h text:style-name="Heading_20_3" text:outline-level="3">Meta-information : wc</text:h>
      <text:p text:style-name="Text_20_body"><text:span text:style-name="T5"/></text:p>
      <text:p text:style-name="P21"><text:span text:style-name="T5">La commande </text:span><text:span text:style-name="T18">wc</text:span><text:span text:style-name="T13"> </text:span><text:span text:style-name="T5">(Word Count) est un peu particulière pour cette section car elle ne permet pas de transformer, d’extraire ou de mixer des informations d’un fichier texte ou de l’entrée standard. La commande </text:span><text:span text:style-name="T13">wc </text:span><text:span text:style-name="T5">fournit des méta-informations sur un fichier ou sur l’entrée standard. </text:span><text:span text:style-name="T11">w</text:span><text:span text:style-name="T18">c</text:span><text:span text:style-name="T13"> </text:span><text:span text:style-name="T5">affiche le nombre de lignes, mots et octets contenus dans les fichiers dont les noms sont donnés en argument.</text:span></text:p>
      <text:p text:style-name="P27"><text:span text:style-name="T13">$ wc slogan4.txt</text:span></text:p>
      <text:p text:style-name="P27"><text:span text:style-name="T13">4 20 88</text:span><text:span text:style-name="T5"> </text:span><text:span text:style-name="T13">slogan4.txt</text:span></text:p>
      <text:p text:style-name="P23"><text:span text:style-name="T5">La commande </text:span><text:span text:style-name="T18">wc</text:span><text:span text:style-name="T13"> </text:span><text:span text:style-name="T5">s’utilise aussi comme filtre avec la syntaxe suivante, qui produit le même résultat :</text:span></text:p>
      <text:p text:style-name="P27"><text:span text:style-name="T13">$catslogan4.txt | wc</text:span></text:p>
      <text:p text:style-name="P27"><text:span text:style-name="T13">4 20 88 slogan4.txt</text:span></text:p>
      <text:p text:style-name="P23"><text:span text:style-name="T13"/></text:p>
      <text:p text:style-name="P23"><text:span text:style-name="T13"/></text:p>
      <text:p text:style-name="P23"><text:span text:style-name="T1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monospace" svg:font-family="monospace"/>
    <style:font-face style:name="sans-serif" svg:font-family="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a225" officeooo:paragraph-rsid="0006a22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Bash Les Filtres <text:tab/><text:tab/>page <text:page-number text:select-page="current">6</text:page-number>/<text:page-count>7</text:page-count></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21T13:31:02.695690021</meta:creation-date>
    <dc:date>2020-09-22T11:40:41.884063882</dc:date>
    <meta:editing-duration>PT12M15S</meta:editing-duration>
    <meta:editing-cycles>2</meta:editing-cycles>
    <meta:generator>LibreOffice/6.3.5.2$Linux_X86_64 LibreOffice_project/30$Build-2</meta:generator>
    <meta:document-statistic meta:table-count="0" meta:image-count="0" meta:object-count="0" meta:page-count="7" meta:paragraph-count="130" meta:word-count="1372" meta:character-count="7852" meta:non-whitespace-character-count="6611"/>
  </office:meta>
</office:document-meta>
</file>